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f4b4" officeooo:paragraph-rsid="0008f4b4"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a9452" officeooo:paragraph-rsid="000a945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c42f3" officeooo:paragraph-rsid="000c42f3"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rsid="000a1d9c" officeooo:paragraph-rsid="000a1d9c" style:font-style-asian="normal" style:font-weight-asian="bold" style:font-style-complex="normal" style:font-weight-complex="bold"/>
    </style:style>
    <style:style style:name="P5" style:family="paragraph" style:parent-style-name="Standard" style:list-style-name="L1">
      <style:text-properties officeooo:paragraph-rsid="0008f4b4"/>
    </style:style>
    <style:style style:name="P6" style:family="paragraph" style:parent-style-name="Standard" style:list-style-name="L1">
      <style:text-properties officeooo:rsid="0008f4b4" officeooo:paragraph-rsid="0008f4b4"/>
    </style:style>
    <style:style style:name="P7" style:family="paragraph" style:parent-style-name="Standard" style:list-style-name="L2">
      <style:text-properties officeooo:rsid="0008f4b4" officeooo:paragraph-rsid="0008f4b4"/>
    </style:style>
    <style:style style:name="P8" style:family="paragraph" style:parent-style-name="Standard" style:list-style-name="L2">
      <style:text-properties officeooo:paragraph-rsid="000a1d9c"/>
    </style:style>
    <style:style style:name="P9" style:family="paragraph" style:parent-style-name="Standard" style:list-style-name="L2">
      <style:text-properties officeooo:rsid="000a1d9c" officeooo:paragraph-rsid="000a1d9c"/>
    </style:style>
    <style:style style:name="P10" style:family="paragraph" style:parent-style-name="Standard" style:list-style-name="L3">
      <style:text-properties officeooo:rsid="000a9452" officeooo:paragraph-rsid="000a9452"/>
    </style:style>
    <style:style style:name="P11" style:family="paragraph" style:parent-style-name="Standard" style:list-style-name="L4">
      <style:text-properties officeooo:rsid="000a9452" officeooo:paragraph-rsid="000a9452"/>
    </style:style>
    <style:style style:name="P12" style:family="paragraph" style:parent-style-name="Standard" style:list-style-name="L5">
      <style:text-properties officeooo:rsid="001240cd" officeooo:paragraph-rsid="001240cd"/>
    </style:style>
    <style:style style:name="P13" style:family="paragraph" style:parent-style-name="Standard" style:list-style-name="L5">
      <style:text-properties officeooo:rsid="000c42f3" officeooo:paragraph-rsid="000c42f3"/>
    </style:style>
    <style:style style:name="P14" style:family="paragraph" style:parent-style-name="Standard" style:list-style-name="L6">
      <style:text-properties officeooo:rsid="000c42f3" officeooo:paragraph-rsid="000c42f3"/>
    </style:style>
    <style:style style:name="P15" style:family="paragraph" style:parent-style-name="Standard" style:list-style-name="L6">
      <style:text-properties officeooo:paragraph-rsid="000c42f3"/>
    </style:style>
    <style:style style:name="T1" style:family="text">
      <style:text-properties officeooo:rsid="0008f4b4"/>
    </style:style>
    <style:style style:name="T2" style:family="text">
      <style:text-properties officeooo:rsid="000a1d9c"/>
    </style:style>
    <style:style style:name="T3" style:family="text">
      <style:text-properties officeooo:rsid="000c42f3"/>
    </style:style>
    <style:style style:name="T4" style:family="text">
      <style:text-properties officeooo:rsid="000e1d33"/>
    </style:style>
    <style:style style:name="T5" style:family="text">
      <style:text-properties officeooo:rsid="000f2fe1"/>
    </style:style>
    <style:style style:name="T6" style:family="text">
      <style:text-properties officeooo:rsid="000fb610"/>
    </style:style>
    <style:style style:name="T7" style:family="text">
      <style:text-properties officeooo:rsid="00118ec8"/>
    </style:style>
    <style:style style:name="T8" style:family="text">
      <style:text-properties officeooo:rsid="001240cd"/>
    </style:style>
    <style:style style:name="T9" style:family="text">
      <style:text-properties officeooo:rsid="0012be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list xml:id="list218201852" text:style-name="L1">
        <text:list-item>
          <text:p text:style-name="P5"><text:span text:style-name="T4">Hi! I would like to talk about How private industries can influence education around the world. But first let me tell you a little bit about why this is an important topic to me</text:span><text:span text:style-name="T1">:</text:span></text:p>
          <text:list>
            <text:list-item>
              <text:p text:style-name="P6">International student, interested in <text:span text:style-name="T9">other cultures and</text:span> the world in general</text:p>
            </text:list-item>
            <text:list-item>
              <text:p text:style-name="P5"><text:span text:style-name="T1">Come from a family of teachers (both </text:span><text:span text:style-name="T5">mom</text:span><text:span text:style-name="T1"> + younger sister)</text:span></text:p>
            </text:list-item>
            <text:list-item>
              <text:p text:style-name="P6">Like many before me I wanted to look into ways the education system can be improved. Especially considering how much of an impact the pandemic has had on education I think it’s important to look at ways to improve education worldwide.</text:p>
            </text:list-item>
          </text:list>
        </text:list-item>
      </text:list>
      <text:p text:style-name="P1">Project:</text:p>
      <text:list xml:id="list1512001858" text:style-name="L2">
        <text:list-item>
          <text:p text:style-name="P7">That’s how I became interested in <text:span text:style-name="T2">looking at the impact of industries on education</text:span></text:p>
        </text:list-item>
        <text:list-item>
          <text:p text:style-name="P8"><text:span text:style-name="T2">It is </text:span><text:span text:style-name="T6">an interesting fact</text:span><text:span text:style-name="T2"> that higher public spending on education does not guarantee better student performances. However, it is still not clear how much influence the private sector can have on the success of students.</text:span></text:p>
        </text:list-item>
        <text:list-item>
          <text:p text:style-name="P9">It is generally believed that there are benefits to investing in students (otherwise there wouldn’t be so much corporate scholarships provided by big tech companies). However,</text:p>
          <text:list>
            <text:list-item>
              <text:p text:style-name="P9">1) these investments tend to come from very large companies, and</text:p>
            </text:list-item>
            <text:list-item>
              <text:p text:style-name="P8"><text:span text:style-name="T2">2) the precise impact of those investments has not yet been </text:span><text:span text:style-name="T7">really</text:span><text:span text:style-name="T2"> quantified</text:span></text:p>
            </text:list-item>
          </text:list>
        </text:list-item>
      </text:list>
      <text:p text:style-name="P4">Summary:</text:p>
      <text:list xml:id="list856473935" text:style-name="L3">
        <text:list-item>
          <text:p text:style-name="P10">So, I would like to look at the influence of private industries on education. I believe private companies could benefit greatly by strategically positioning themselves near schools, interacting with students early in their careers <text:span text:style-name="T8">and investing in education.</text:span></text:p>
        </text:list-item>
        <text:list-item>
          <text:p text:style-name="P10">I’m really asking What role do industries play in the education, job opportunities and future of students? And How much of an impact can industries have on the education level of a country?</text:p>
        </text:list-item>
      </text:list>
      <text:p text:style-name="P2">End user:</text:p>
      <text:list xml:id="list3693191684" text:style-name="L4">
        <text:list-item>
          <text:p text:style-name="P11">This would be useful for industries and recruiters looking to hire more experienced students. </text:p>
        </text:list-item>
        <text:list-item>
          <text:p text:style-name="P11">It could also be used by governments to create incentives for companies to sponsor students and invest in schools.</text:p>
        </text:list-item>
        <text:list-item>
          <text:p text:style-name="P11">Of course this would ultimately benefit both students and employers.</text:p>
        </text:list-item>
        <text:list-item>
          <text:p text:style-name="P11"><text:span text:style-name="T8">But, m</text:span>y main focus will be on industries and what best strategies they can implement.</text:p>
        </text:list-item>
      </text:list>
      <text:p text:style-name="P2">Outline of steps to take and measuring success:</text:p>
      <text:list xml:id="list1060135002" text:style-name="L5">
        <text:list-item>
          <text:p text:style-name="P12">In terms of precise steps I will be taking, I would like to specifically answer the following questions:</text:p>
          <text:list>
            <text:list-item>
              <text:p text:style-name="P13"><text:span text:style-name="T8">1) </text:span>Can clear patterns be identified from this analysis?</text:p>
            </text:list-item>
            <text:list-item>
              <text:p text:style-name="P13"><text:span text:style-name="T8">2) </text:span>From these patterns, is it possible to extract useful strategies which can easily be implemented?</text:p>
            </text:list-item>
            <text:list-item>
              <text:p text:style-name="P13"><text:span text:style-name="T8">3) </text:span>Quantify how beneficial those strategies are to companies in the long run.</text:p>
            </text:list-item>
            <text:list-item>
              <text:p text:style-name="P13"><text:span text:style-name="T8">4) </text:span>Quantify how long it takes for companies to see a return on their investment in education.</text:p>
            </text:list-item>
          </text:list>
        </text:list-item>
      </text:list>
      <text:p text:style-name="P3">Thanks:</text:p>
      <text:list xml:id="list1115730483" text:style-name="L6">
        <text:list-item>
          <text:p text:style-name="P14">In conclusion:</text:p>
        </text:list-item>
        <text:list-item>
          <text:p text:style-name="P15"><text:span text:style-name="T3">I hope you also find this problem interesting and exciting. I look forward to exploring these ideas </text:span><text:span text:style-name="T4">more</text:span><text:span text:style-name="T3"> in the near future. </text:span></text:p>
        </text:list-item>
        <text:list-item>
          <text:p text:style-name="P14">Thank you very much!</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6T03:29:43.768000000</meta:creation-date>
    <dc:date>2021-05-06T12:50:03.859000000</dc:date>
    <meta:editing-duration>PT56M51S</meta:editing-duration>
    <meta:editing-cycles>10</meta:editing-cycles>
    <meta:generator>LibreOffice/7.0.3.1$Windows_X86_64 LibreOffice_project/d7547858d014d4cf69878db179d326fc3483e082</meta:generator>
    <meta:document-statistic meta:table-count="0" meta:image-count="0" meta:object-count="0" meta:page-count="1" meta:paragraph-count="29" meta:word-count="464" meta:character-count="2675" meta:non-whitespace-character-count="2261"/>
  </office:meta>
</office:document-meta>
</file>